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95cm"/>
      <style:paragraph-properties style:writing-mode="lr-tb"/>
    </style:style>
    <style:style style:name="gr2" style:family="graphic" style:parent-style-name="standard">
      <style:graphic-properties draw:stroke="none" svg:stroke-color="#000000" draw:fill="gradient" draw:fill-color="#ff6600" draw:fill-gradient-name="Orange_20_gradient" draw:textarea-horizontal-align="justify" draw:textarea-vertical-align="middle" draw:auto-grow-height="false" fo:min-height="0.59cm" fo:min-width="0.02cm"/>
    </style:style>
    <style:style style:name="gr3" style:family="graphic" style:parent-style-name="standard">
      <style:graphic-properties draw:stroke="none" svg:stroke-color="#000000" draw:fill="gradient" draw:fill-color="#ff6600" draw:fill-gradient-name="Orange_20_gradient_20_2" draw:textarea-horizontal-align="justify" draw:textarea-vertical-align="middle" draw:auto-grow-height="false" fo:min-height="0.421cm" fo:min-width="0.02cm"/>
    </style:style>
    <style:style style:name="gr4" style:family="graphic" style:parent-style-name="standard">
      <style:graphic-properties draw:stroke="none" svg:stroke-color="#000000" draw:fill="gradient" draw:fill-color="#ff6600" draw:fill-gradient-name="Orange_20_gradient_20_5" draw:textarea-horizontal-align="justify" draw:textarea-vertical-align="middle" draw:auto-grow-height="false" fo:min-height="0.126cm" fo:min-width="0cm"/>
    </style:style>
    <style:style style:name="gr5" style:family="graphic" style:parent-style-name="standard">
      <style:graphic-properties draw:stroke="none" svg:stroke-color="#000000" draw:fill="gradient" draw:fill-color="#ff6600" draw:fill-gradient-name="Orange_20_gradient_20_4" draw:textarea-horizontal-align="justify" draw:textarea-vertical-align="middle" draw:auto-grow-height="false" fo:min-height="0.42cm" fo:min-width="0.02cm"/>
    </style:style>
    <style:style style:name="gr6" style:family="graphic" style:parent-style-name="standard">
      <style:graphic-properties draw:stroke="none" svg:stroke-color="#000000" draw:fill="gradient" draw:fill-color="#ff6600" draw:fill-gradient-name="Orange_20_gradient_20_3" draw:textarea-horizontal-align="justify" draw:textarea-vertical-align="middle" draw:auto-grow-height="false" fo:min-height="0.42cm" fo:min-width="0.02cm"/>
    </style:style>
    <style:style style:name="P1" style:family="paragraph">
      <loext:graphic-properties draw:fill="none" draw:fill-color="#ffffff"/>
      <style:text-properties fo:color="#ff6600" loext:opacity="100%" style:text-outline="true" style:font-name="FreeSans1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="gradient" draw:fill-color="#ff6600" draw:fill-gradient-name="Orange_20_gradient"/>
      <style:paragraph-properties fo:text-align="center"/>
    </style:style>
    <style:style style:name="P3" style:family="paragraph">
      <loext:graphic-properties draw:fill="gradient" draw:fill-color="#ff6600" draw:fill-gradient-name="Orange_20_gradient_20_2"/>
      <style:paragraph-properties fo:text-align="center"/>
    </style:style>
    <style:style style:name="P4" style:family="paragraph">
      <loext:graphic-properties draw:fill="gradient" draw:fill-color="#ff6600" draw:fill-gradient-name="Orange_20_gradient_20_5"/>
      <style:paragraph-properties fo:text-align="center"/>
    </style:style>
    <style:style style:name="P5" style:family="paragraph">
      <loext:graphic-properties draw:fill="gradient" draw:fill-color="#ff6600" draw:fill-gradient-name="Orange_20_gradient_20_4"/>
      <style:paragraph-properties fo:text-align="center"/>
    </style:style>
    <style:style style:name="P6" style:family="paragraph">
      <loext:graphic-properties draw:fill="gradient" draw:fill-color="#ff6600" draw:fill-gradient-name="Orange_20_gradient_20_3"/>
      <style:paragraph-properties fo:text-align="center"/>
    </style:style>
    <style:style style:name="T1" style:family="text">
      <style:text-properties fo:color="#ff6600" loext:opacity="100%" style:font-name="FreeSans1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94cm" svg:height="4.445cm" svg:x="8.62cm" svg:y="13.065cm">
          <draw:text-box>
            <text:p><text:span text:style-name="T1">C</text:span></text:p>
          </draw:text-box>
        </draw:frame>
        <draw:custom-shape draw:style-name="gr2" draw:text-style-name="P2" draw:layer="layout" svg:width="0.52cm" svg:height="0.84cm" draw:transform="rotate (-1.5707963267949) translate (8.786cm 14.386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0.52cm" svg:height="0.671cm" draw:transform="rotate (-0.345575191894878) translate (9.251cm 12.512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draw:layer="layout" svg:width="0.52cm" svg:height="0.67cm" draw:transform="rotate (-0.413293966872258) translate (8.97cm 15.761cm)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0.52cm" svg:height="0.67cm" draw:transform="rotate (-1.09885929705563) translate (11.763cm 13.218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0.52cm" svg:height="0.671cm" draw:transform="rotate (-0.809134641224572) translate (11.438cm 15.451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Orange_20_gradient" draw:display-name="Orange gradient" draw:style="linear" draw:start-color="#ffffff" draw:end-color="#ff6600" draw:start-intensity="100%" draw:end-intensity="100%" draw:angle="90deg" draw:border="0%"/>
    <draw:gradient draw:name="Orange_20_gradient_20_2" draw:display-name="Orange gradient 2" draw:style="linear" draw:start-color="#ffffff" draw:end-color="#ff6600" draw:start-intensity="100%" draw:end-intensity="100%" draw:angle="30deg" draw:border="0%"/>
    <draw:gradient draw:name="Orange_20_gradient_20_3" draw:display-name="Orange gradient 3" draw:style="linear" draw:start-color="#ffffff" draw:end-color="#ff6600" draw:start-intensity="100%" draw:end-intensity="100%" draw:angle="200deg" draw:border="0%"/>
    <draw:gradient draw:name="Orange_20_gradient_20_4" draw:display-name="Orange gradient 4" draw:style="linear" draw:start-color="#ffffff" draw:end-color="#ff6600" draw:start-intensity="100%" draw:end-intensity="100%" draw:angle="300deg" draw:border="0%"/>
    <draw:gradient draw:name="Orange_20_gradient_20_5" draw:display-name="Orange gradient 5" draw:style="linear" draw:start-color="#ffffff" draw:end-color="#ff6600" draw:start-intensity="100%" draw:end-intensity="100%" draw:angle="16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ff6600" draw:marker-start-width="0.432cm" draw:marker-start-center="false" draw:marker-end-width="0.43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0-17T10:41:39.897719944</meta:creation-date>
    <dc:date>2024-08-02T12:15:13.349319585</dc:date>
    <meta:editing-duration>PT53M36S</meta:editing-duration>
    <meta:editing-cycles>11</meta:editing-cycles>
    <meta:generator>LibreOffice/7.3.7.2$Linux_X86_64 LibreOffice_project/30$Build-2</meta:generator>
    <dc:creator>Yannick Le Goc</dc:creator>
    <meta:document-statistic meta:object-count="6"/>
  </office:meta>
</office:document-meta>
</file>